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3" style:family="table">
      <style:table-properties style:width="16.748cm" table:align="left"/>
    </style:style>
    <style:style style:name="Tabla23.A" style:family="table-column">
      <style:table-column-properties style:column-width="1.508cm"/>
    </style:style>
    <style:style style:name="Tabla23.B" style:family="table-column">
      <style:table-column-properties style:column-width="0.847cm"/>
    </style:style>
    <style:style style:name="Tabla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3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" style:family="table" style:master-page-name="">
      <style:table-properties style:width="16.007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3.341cm"/>
    </style:style>
    <style:style style:name="Tabla3.B" style:family="table-column">
      <style:table-column-properties style:column-width="1.554cm"/>
    </style:style>
    <style:style style:name="Tabla3.C" style:family="table-column">
      <style:table-column-properties style:column-width="3.704cm"/>
    </style:style>
    <style:style style:name="Tabla3.D" style:family="table-column">
      <style:table-column-properties style:column-width="2.514cm"/>
    </style:style>
    <style:style style:name="Tabla3.E" style:family="table-column">
      <style:table-column-properties style:column-width="2.275cm"/>
    </style:style>
    <style:style style:name="Tabla3.F" style:family="table-column">
      <style:table-column-properties style:column-width="1.402cm"/>
    </style:style>
    <style:style style:name="Tabla3.G" style:family="table-column">
      <style:table-column-properties style:column-width="1.217cm"/>
    </style:style>
    <style:style style:name="Tabla3.1" style:family="table-row">
      <style:table-row-properties style:min-row-height="1.296cm"/>
    </style:style>
    <style:style style:name="Tabla3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style:vertical-align="bottom" fo:padding="0.097cm" fo:border="0.05pt solid #000000"/>
    </style:style>
    <style:style style:name="Tabla3.2" style:family="table-row">
      <style:table-row-properties style:min-row-height="1.453cm" fo:background-color="transparent" fo:keep-together="auto">
        <style:background-image/>
      </style:table-row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style:vertical-align="middle" fo:background-color="#e0efd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D2" style:family="table-cell">
      <style:table-cell-properties style:vertical-align="middle" fo:background-color="#fcd3c1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E2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G2" style:family="table-cell">
      <style:table-cell-properties style:vertical-align="middle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748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0.84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" style:family="table">
      <style:table-properties style:width="16.748cm" table:align="left"/>
    </style:style>
    <style:style style:name="Tabla2.A" style:family="table-column">
      <style:table-column-properties style:column-width="1.508cm"/>
    </style:style>
    <style:style style:name="Tabla2.B" style:family="table-column">
      <style:table-column-properties style:column-width="0.847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256038" officeooo:paragraph-rsid="00356d73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6e9985" officeooo:paragraph-rsid="006e9985" style:font-size-asian="20pt" style:font-weight-asian="bold" style:font-size-complex="20pt"/>
    </style:style>
    <style:style style:name="P4" style:family="paragraph" style:parent-style-name="Standard">
      <style:text-properties style:font-name="Arial1" officeooo:rsid="00305d6d" officeooo:paragraph-rsid="00726596"/>
    </style:style>
    <style:style style:name="P5" style:family="paragraph" style:parent-style-name="Standard">
      <style:text-properties style:font-name="Arial1" officeooo:rsid="0031d317" officeooo:paragraph-rsid="00726596"/>
    </style:style>
    <style:style style:name="P6" style:family="paragraph" style:parent-style-name="Standard">
      <style:text-properties style:font-name="Arial1" officeooo:paragraph-rsid="00726596"/>
    </style:style>
    <style:style style:name="P7" style:family="paragraph" style:parent-style-name="Standard">
      <style:text-properties style:font-name="Ubuntu Mono" officeooo:rsid="003279c5" officeooo:paragraph-rsid="00726596"/>
    </style:style>
    <style:style style:name="P8" style:family="paragraph" style:parent-style-name="Standard">
      <style:text-properties style:font-name="Ubuntu Mono" officeooo:rsid="003279c5" officeooo:paragraph-rsid="00739ba6"/>
    </style:style>
    <style:style style:name="P9" style:family="paragraph" style:parent-style-name="Standard">
      <style:text-properties style:font-name="Ubuntu Mono" officeooo:rsid="0027fc96" officeooo:paragraph-rsid="0077b0a8"/>
    </style:style>
    <style:style style:name="P10" style:family="paragraph" style:parent-style-name="Standard">
      <style:text-properties style:font-name="Ubuntu Mono" officeooo:rsid="002330cd" officeooo:paragraph-rsid="00726596"/>
    </style:style>
    <style:style style:name="P11" style:family="paragraph" style:parent-style-name="Standard">
      <style:text-properties style:font-name="Ubuntu Mono" officeooo:rsid="002330cd" officeooo:paragraph-rsid="0077b0a8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1" officeooo:paragraph-rsid="00726596"/>
    </style:style>
    <style:style style:name="P1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officeooo:paragraph-rsid="00356d73" style:font-size-asian="20pt" style:font-weight-asian="bold" style:font-size-complex="20pt"/>
    </style:style>
    <style:style style:name="P14" style:family="paragraph" style:parent-style-name="Text_20_body">
      <style:text-properties style:font-name="Arial1" officeooo:rsid="00305d6d" officeooo:paragraph-rsid="00739ba6"/>
    </style:style>
    <style:style style:name="P15" style:family="paragraph" style:parent-style-name="Text_20_body">
      <style:text-properties officeooo:paragraph-rsid="00726596"/>
    </style:style>
    <style:style style:name="P16" style:family="paragraph" style:parent-style-name="Heading_20_2">
      <style:text-properties officeooo:rsid="006377b0" officeooo:paragraph-rsid="006e9985"/>
    </style:style>
    <style:style style:name="P17" style:family="paragraph" style:parent-style-name="Table_20_Contents">
      <style:paragraph-properties fo:text-align="center" style:justify-single-word="false"/>
      <style:text-properties style:font-name="Ubuntu Mono" fo:font-weight="bold" officeooo:rsid="00239c01" officeooo:paragraph-rsid="0072659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Mono" fo:font-weight="bold" officeooo:rsid="00239c01" officeooo:paragraph-rsid="0077b0a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Mono" fo:font-weight="bold" officeooo:rsid="00270930" officeooo:paragraph-rsid="00726596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Ubuntu Mono" fo:font-weight="bold" officeooo:rsid="00270930" officeooo:paragraph-rsid="0077b0a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Ubuntu Mono" fo:font-weight="bold" officeooo:rsid="0027dfe2" officeooo:paragraph-rsid="0072659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Ubuntu Mono" fo:font-weight="bold" officeooo:rsid="0027dfe2" officeooo:paragraph-rsid="0077b0a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Mono" fo:font-weight="bold" officeooo:rsid="0027fc96" officeooo:paragraph-rsid="00726596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Mono" fo:font-size="10pt" officeooo:rsid="003279c5" officeooo:paragraph-rsid="00739ba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Mono" fo:font-size="10pt" officeooo:rsid="003279c5" officeooo:paragraph-rsid="0074aef1" style:font-size-asian="10pt" style:font-size-complex="10pt"/>
    </style:style>
    <style:style style:name="P26" style:family="paragraph" style:parent-style-name="Table_20_Contents">
      <style:text-properties style:font-name="Ubuntu Mono" fo:font-size="10pt" officeooo:rsid="003279c5" officeooo:paragraph-rsid="00739ba6" style:font-size-asian="10pt" style:font-size-complex="10pt"/>
    </style:style>
    <style:style style:name="P27" style:family="paragraph" style:parent-style-name="Table_20_Contents">
      <style:text-properties style:font-name="Ubuntu Mono" fo:font-size="10pt" officeooo:rsid="003279c5" officeooo:paragraph-rsid="00739ba6" style:font-size-asian="10pt" style:font-size-complex="10pt" style:text-rotation-angle="90" style:text-rotation-scale="line-height"/>
    </style:style>
    <style:style style:name="P28" style:family="paragraph" style:parent-style-name="Table_20_Contents">
      <style:text-properties style:font-name="Ubuntu Mono" fo:font-size="10pt" officeooo:rsid="0074aef1" officeooo:paragraph-rsid="0074aef1" style:font-size-asian="10pt" style:font-size-complex="10pt" style:text-rotation-angle="90" style:text-rotation-scale="line-height"/>
    </style:style>
    <style:style style:name="P29" style:family="paragraph" style:parent-style-name="Table_20_Contents">
      <style:text-properties style:font-name="Ubuntu Mono" fo:font-size="10pt" officeooo:rsid="00756cd4" officeooo:paragraph-rsid="00756cd4" style:font-size-asian="10pt" style:font-size-complex="10pt" style:text-rotation-angle="90" style:text-rotation-scale="line-height"/>
    </style:style>
    <style:style style:name="P30" style:family="paragraph" style:parent-style-name="Table_20_Contents">
      <style:paragraph-properties fo:text-align="center" style:justify-single-word="false"/>
      <style:text-properties style:font-name="Ubuntu Mono" fo:font-size="10pt" officeooo:rsid="00349b48" officeooo:paragraph-rsid="00739ba6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Ubuntu Mono" fo:font-size="10pt" officeooo:rsid="0074aef1" officeooo:paragraph-rsid="0074aef1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Ubuntu Mono" fo:font-size="10pt" officeooo:rsid="00756cd4" officeooo:paragraph-rsid="00756cd4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style:font-name="Ubuntu Mono" officeooo:rsid="00239c01" officeooo:paragraph-rsid="00726596"/>
    </style:style>
    <style:style style:name="P34" style:family="paragraph" style:parent-style-name="Table_20_Contents">
      <style:paragraph-properties fo:text-align="end" style:justify-single-word="false"/>
      <style:text-properties style:font-name="Ubuntu Mono" officeooo:rsid="00239c01" officeooo:paragraph-rsid="0077b0a8"/>
    </style:style>
    <style:style style:name="P35" style:family="paragraph" style:parent-style-name="Table_20_Contents">
      <style:paragraph-properties fo:text-align="center" style:justify-single-word="false"/>
      <style:text-properties style:font-name="Ubuntu Mono" officeooo:rsid="00239c01" officeooo:paragraph-rsid="00726596"/>
    </style:style>
    <style:style style:name="P36" style:family="paragraph" style:parent-style-name="Table_20_Contents">
      <style:paragraph-properties fo:text-align="center" style:justify-single-word="false"/>
      <style:text-properties style:font-name="Ubuntu Mono" officeooo:rsid="00239c01" officeooo:paragraph-rsid="0077b0a8"/>
    </style:style>
    <style:style style:name="P37" style:family="paragraph" style:parent-style-name="Table_20_Contents">
      <style:paragraph-properties fo:text-align="center" style:justify-single-word="false"/>
      <style:text-properties style:font-name="Ubuntu Mono" fo:font-weight="normal" officeooo:rsid="00267f41" officeooo:paragraph-rsid="00726596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Ubuntu Mono" fo:font-weight="normal" officeooo:rsid="00267f41" officeooo:paragraph-rsid="0077b0a8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Ubuntu Mono" fo:font-weight="normal" officeooo:rsid="00270930" officeooo:paragraph-rsid="00726596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Ubuntu Mono" fo:font-weight="normal" officeooo:rsid="00270930" officeooo:paragraph-rsid="0077b0a8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Ubuntu Mono" fo:font-weight="normal" officeooo:rsid="0027dfe2" officeooo:paragraph-rsid="00726596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Ubuntu Mono" fo:font-weight="normal" officeooo:rsid="0027dfe2" officeooo:paragraph-rsid="0077b0a8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Ubuntu Mono" fo:font-weight="normal" officeooo:rsid="0027fc96" officeooo:paragraph-rsid="00726596" style:font-weight-asian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Ubuntu Mono" officeooo:rsid="0077b0a8" officeooo:paragraph-rsid="0077b0a8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726596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officeooo:rsid="00250d3c"/>
    </style:style>
    <style:style style:name="T7" style:family="text">
      <style:text-properties officeooo:rsid="0057caa8"/>
    </style:style>
    <style:style style:name="T8" style:family="text">
      <style:text-properties officeooo:rsid="006e9985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726596"/>
    </style:style>
    <style:style style:name="T11" style:family="text">
      <style:text-properties style:font-name="Arial1" fo:font-style="normal" officeooo:rsid="00305d6d" style:font-style-asian="normal" style:font-style-complex="normal"/>
    </style:style>
    <style:style style:name="T12" style:family="text">
      <style:text-properties style:font-name="Arial1" fo:font-style="normal" officeooo:rsid="0050674d" style:font-style-asian="normal" style:font-style-complex="normal"/>
    </style:style>
    <style:style style:name="T13" style:family="text">
      <style:text-properties style:font-name="Arial1" fo:font-style="normal" officeooo:rsid="00541fee" style:font-style-asian="normal" style:font-style-complex="normal"/>
    </style:style>
    <style:style style:name="T14" style:family="text">
      <style:text-properties style:font-name="Arial1" fo:font-style="normal" officeooo:rsid="00739ba6" style:font-style-asian="normal" style:font-style-complex="normal"/>
    </style:style>
    <style:style style:name="T15" style:family="text">
      <style:text-properties style:font-name="Arial1" fo:font-style="normal" officeooo:rsid="0074aef1" style:font-style-asian="normal" style:font-style-complex="normal"/>
    </style:style>
    <style:style style:name="T16" style:family="text">
      <style:text-properties style:font-name="Arial1" fo:font-style="normal" officeooo:rsid="00756cd4" style:font-style-asian="normal" style:font-style-complex="normal"/>
    </style:style>
    <style:style style:name="T17" style:family="text">
      <style:text-properties style:font-name="Arial1" fo:font-style="normal" fo:font-weight="bold" officeooo:rsid="00305d6d" style:font-style-asian="normal" style:font-weight-asian="bold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1d317" style:font-weight-asian="bold" style:font-weight-complex="bold"/>
    </style:style>
    <style:style style:name="T20" style:family="text">
      <style:text-properties fo:font-weight="bold" officeooo:rsid="0076fc59" style:font-weight-asian="bold" style:font-weight-complex="bold"/>
    </style:style>
    <style:style style:name="T21" style:family="text">
      <style:text-properties fo:font-weight="bold" officeooo:rsid="0077b0a8" style:font-weight-asian="bold" style:font-weight-complex="bold"/>
    </style:style>
    <style:style style:name="T22" style:family="text">
      <style:text-properties officeooo:rsid="0031d317"/>
    </style:style>
    <style:style style:name="T23" style:family="text">
      <style:text-properties officeooo:rsid="00349b48"/>
    </style:style>
    <style:style style:name="T24" style:family="text">
      <style:text-properties officeooo:rsid="0035a612"/>
    </style:style>
    <style:style style:name="T25" style:family="text">
      <style:text-properties officeooo:rsid="0033a1af"/>
    </style:style>
    <style:style style:name="T26" style:family="text">
      <style:text-properties fo:background-color="#e0efd4" loext:char-shading-value="0"/>
    </style:style>
    <style:style style:name="T27" style:family="text">
      <style:text-properties fo:background-color="#f7a19a" loext:char-shading-value="0"/>
    </style:style>
    <style:style style:name="T28" style:family="text">
      <style:text-properties style:font-name="Ubuntu Mono" fo:font-style="normal" officeooo:rsid="0027fc96" style:font-style-asian="normal" style:font-style-complex="normal"/>
    </style:style>
    <style:style style:name="T29" style:family="text">
      <style:text-properties style:font-name="Ubuntu Mono" fo:font-style="normal" officeooo:rsid="0027dfe2" style:font-style-asian="normal" style:font-style-complex="normal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style:text-line-through-style="none" style:text-line-through-type="none" officeooo:rsid="0077b0a8"/>
    </style:style>
    <style:style style:name="T32" style:family="text">
      <style:text-properties officeooo:rsid="00305d6d"/>
    </style:style>
    <style:style style:name="T33" style:family="text">
      <style:text-properties officeooo:rsid="0074aef1"/>
    </style:style>
    <style:style style:name="T34" style:family="text">
      <style:text-properties officeooo:rsid="00756cd4"/>
    </style:style>
    <style:style style:name="T35" style:family="text">
      <style:text-properties officeooo:rsid="0076fc59"/>
    </style:style>
    <style:style style:name="T36" style:family="text">
      <style:text-properties officeooo:rsid="0077b0a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SSV</text:span>. IES Haría</text:p>
      <text:p text:style-name="P2">UT<text:span text:style-name="T7">2</text:span>. Actividad <text:span text:style-name="T10">8</text:span></text:p>
      <text:p text:style-name="P3">Gestión <text:span text:style-name="T10">memoria</text:span></text:p>
      <text:h text:style-name="P16" text:outline-level="2"><text:span text:style-name="Emphasis"><text:span text:style-name="T8">Actividades</text:span></text:span></text:h>
      <text:p text:style-name="P15"><text:span text:style-name="Emphasis"><text:span text:style-name="T9">1. </text:span></text:span><text:span text:style-name="Emphasis"><text:span text:style-name="T11">Tenemos u</text:span></text:span><text:span text:style-name="Emphasis"><text:span text:style-name="T12">n</text:span></text:span><text:span text:style-name="Emphasis"><text:span text:style-name="T11"> sistema que gestiona la memoria por </text:span></text:span><text:span text:style-name="Emphasis"><text:span text:style-name="T17">segmentación</text:span></text:span><text:span text:style-name="Emphasis"><text:span text:style-name="T11">. La memoria tiene </text:span></text:span><text:span text:style-name="Emphasis"><text:span text:style-name="T15">5000</text:span></text:span><text:span text:style-name="Emphasis"><text:span text:style-name="T11"> </text:span></text:span><text:span text:style-name="Emphasis"><text:span text:style-name="T14">MB</text:span></text:span><text:span text:style-name="Emphasis"><text:span text:style-name="T11">. En un momento determinado la memoria está ocupada por 3 proceso</text:span></text:span><text:span text:style-name="Emphasis"><text:span text:style-name="T13">s </text:span></text:span><text:span text:style-name="Emphasis"><text:span text:style-name="T16">P1, P2, P3 llegados en ese orden </text:span></text:span><text:span text:style-name="Emphasis"><text:span text:style-name="T11">de la forma:</text:span></text:span></text:p>
      <text:p text:style-name="P8">Memoria inicial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26">Dirección inicial</text:p>
          </table:table-cell>
          <table:table-cell table:style-name="Tabla3.A1" office:value-type="string">
            <text:p text:style-name="P27">0<text:span text:style-name="T25">000</text:span></text:p>
          </table:table-cell>
          <table:table-cell table:style-name="Tabla3.A1" office:value-type="string">
            <text:p text:style-name="P28">0700</text:p>
          </table:table-cell>
          <table:table-cell table:style-name="Tabla3.A1" office:value-type="string">
            <text:p text:style-name="P27"><text:span text:style-name="T33">2200</text:span></text:p>
          </table:table-cell>
          <table:table-cell table:style-name="Tabla3.A1" office:value-type="string">
            <text:p text:style-name="P29">3200</text:p>
          </table:table-cell>
          <table:table-cell table:style-name="Tabla3.A1" office:value-type="string">
            <text:p text:style-name="P29">4100</text:p>
          </table:table-cell>
          <table:table-cell table:style-name="Tabla3.G1" office:value-type="string">
            <text:p text:style-name="P29">4600</text:p>
          </table:table-cell>
        </table:table-row>
        <table:table-row table:style-name="Tabla3.2">
          <table:table-cell table:style-name="Tabla3.A2" office:value-type="string">
            <text:p text:style-name="P26"><text:span text:style-name="T26">Libre</text:span>/<text:span text:style-name="T27">ocupado</text:span></text:p>
          </table:table-cell>
          <table:table-cell table:style-name="Tabla3.B2" office:value-type="string">
            <text:p text:style-name="P25"><text:span text:style-name="T33">P1</text:span></text:p>
            <text:p text:style-name="P31">700</text:p>
          </table:table-cell>
          <table:table-cell table:style-name="Tabla3.C2" office:value-type="string">
            <text:p text:style-name="P31">1<text:span text:style-name="T34">5</text:span>00</text:p>
          </table:table-cell>
          <table:table-cell table:style-name="Tabla3.D2" office:value-type="string">
            <text:p text:style-name="P30">P<text:span text:style-name="T33">2</text:span></text:p>
            <text:p text:style-name="P24">1000</text:p>
          </table:table-cell>
          <table:table-cell table:style-name="Tabla3.E2" office:value-type="string">
            <text:p text:style-name="P24">900</text:p>
          </table:table-cell>
          <table:table-cell table:style-name="Tabla3.B2" office:value-type="string">
            <text:p text:style-name="P30">P<text:span text:style-name="T34">3</text:span></text:p>
            <text:p text:style-name="P24">500</text:p>
          </table:table-cell>
          <table:table-cell table:style-name="Tabla3.G2" office:value-type="string">
            <text:p text:style-name="P30"/>
            <text:p text:style-name="P32">400</text:p>
          </table:table-cell>
        </table:table-row>
      </table:table>
      <text:p text:style-name="P14"/>
      <text:p text:style-name="P4">La estrategia de reemplazo cuando se carga en memoria un proceso es la del mejor ajueste <text:span text:style-name="T22">(</text:span><text:span text:style-name="T19">first fit</text:span><text:span text:style-name="T22">). Si falla (no existe un hueco en memoria) se crea un hueco desplazando los bloques en memoria </text:span><text:span text:style-name="T19">hacia la dirección 0</text:span><text:span text:style-name="T22">. Esta acción siempre empieza con el bloque actualmente en la dirección de memoria más baja, y prosigue hasta encontrar un hueco del suficiente tamaño para el nuevo bloque. Si no hubiera hueco suficiente se utiliza la estrategia de reemplazo FIFO.</text:span></text:p>
      <text:p text:style-name="P4"/>
      <text:p text:style-name="P5">Si hay que cargar <text:span text:style-name="T34">cuatro</text:span> procesos <text:span text:style-name="T23">P4, P5, P6 y P7</text:span> que ocupan <text:span text:style-name="T18">500</text:span> , <text:span text:style-name="T18">1200, </text:span><text:span text:style-name="T20">600</text:span> y <text:span text:style-name="T20">7</text:span><text:span text:style-name="T18">00KB</text:span> (en ese orden). Describir el contenido final de la memoria. <text:span text:style-name="T24">¿Qué fragmentación externa tenemos al final de la ejecución?</text:span></text:p>
      <text:p text:style-name="P7"/>
      <text:p text:style-name="P5"><text:span text:style-name="Emphasis"><text:span text:style-name="T9"/></text:span></text:p>
      <text:p text:style-name="P6"><text:span text:style-name="T35">2) </text:span>Tenemos <text:span text:style-name="T35">5</text:span> procesos (P1,P2, <text:span text:style-name="T35">P3, P4 y P5</text:span>): P1 ocupa 1<text:span text:style-name="T35">M</text:span>B, P2 ocupa 4 <text:span text:style-name="T35">M</text:span>B, <text:s/>P3 ocupa <text:span text:style-name="T35">2MB, P4 ocupa 12MB y P5 15MB</text:span>. El tamaño de las páginas es de <text:span text:style-name="T35">5</text:span> <text:span text:style-name="T35">MB</text:span>. ¿Cuál es la <text:span text:style-name="T18">fragmentación interna</text:span>?</text:p>
      <text:p text:style-name="P6"/>
      <text:p text:style-name="P6"><text:span text:style-name="T35">3</text:span>) <text:span text:style-name="T35">Si </text:span>después de haberse reservado espacio para el <text:span text:style-name="T35">s</text:span>istema, sólo queda sitio suficiente en la memoria principal para c<text:span text:style-name="T35">inco</text:span> páginas de los programas de usuario. Supóngase también que inicialmente <text:span text:style-name="T35">esas 5 páginas están vacias</text:span></text:p>
      <text:p text:style-name="P6"/>
      <text:p text:style-name="P12">Aplicando las políticas de sustitución de páginas: <text:span text:style-name="T18">LRU</text:span> ( la página menos recientemente usada), <text:span text:style-name="T21">LFU</text:span><text:span text:style-name="T36"> (la página menos frecuentemente utilizada)</text:span> y <text:span text:style-name="T18">FIFO</text:span> (la página que ha estado en memoria durante más tiempo). ¿Qué estrategia de sustitución de las dos trabajará mejor cuando la máquina acceda a las páginas en el siguiente orden : (<text:span text:style-name="T30">3, 4, </text:span><text:span text:style-name="T31">3</text:span><text:span text:style-name="T30">, </text:span><text:span text:style-name="T31">5</text:span><text:span text:style-name="T30">, </text:span><text:span text:style-name="T31">1,</text:span><text:span text:style-name="T30"> 7, 6</text:span>, <text:span text:style-name="T36">3, </text:span><text:s/>5, <text:span text:style-name="T36">1, </text:span>4, 3, 4, <text:span text:style-name="T36">1, </text:span>5, 6, 7, 6, ...)?</text:p>
      <text:p text:style-name="P10"/>
      <text:p text:style-name="P10">LRU</text:p>
      <table:table table:name="Tabla23" table:style-name="Tabla23">
        <table:table-column table:style-name="Tabla23.A"/>
        <table:table-column table:style-name="Tabla23.B" table:number-columns-repeated="18"/>
        <table:table-row>
          <table:table-cell table:style-name="Tabla23.A1" office:value-type="string">
            <text:p text:style-name="P33">Marco</text:p>
          </table:table-cell>
          <table:table-cell table:style-name="Tabla23.B1" office:value-type="string">
            <text:p text:style-name="P35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B1" office:value-type="string">
            <text:p text:style-name="P37"/>
          </table:table-cell>
          <table:table-cell table:style-name="Tabla23.S1" office:value-type="string">
            <text:p text:style-name="P37"/>
          </table:table-cell>
        </table:table-row>
        <text:soft-page-break/>
        <table:table-row>
          <table:table-cell table:style-name="Tabla23.A6" office:value-type="string">
            <text:p text:style-name="P33">0</text:p>
          </table:table-cell>
          <table:table-cell table:style-name="Tabla23.B2" office:value-type="string">
            <text:p text:style-name="P17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19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S2" office:value-type="string">
            <text:p text:style-name="P41"/>
          </table:table-cell>
        </table:table-row>
        <table:table-row>
          <table:table-cell table:style-name="Tabla23.A6" office:value-type="string">
            <text:p text:style-name="P33">1</text:p>
          </table:table-cell>
          <table:table-cell table:style-name="Tabla23.B2" office:value-type="string">
            <text:p text:style-name="P17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2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S2" office:value-type="string">
            <text:p text:style-name="P41"/>
          </table:table-cell>
        </table:table-row>
        <table:table-row>
          <table:table-cell table:style-name="Tabla23.A6" office:value-type="string">
            <text:p text:style-name="P33">2</text:p>
          </table:table-cell>
          <table:table-cell table:style-name="Tabla23.B2" office:value-type="string">
            <text:p text:style-name="P17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2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2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21"/>
          </table:table-cell>
          <table:table-cell table:style-name="Tabla23.S2" office:value-type="string">
            <text:p text:style-name="P41"/>
          </table:table-cell>
        </table:table-row>
        <table:table-row>
          <table:table-cell table:style-name="Tabla23.A5" office:value-type="string">
            <text:p text:style-name="P33">3</text:p>
          </table:table-cell>
          <table:table-cell table:style-name="Tabla23.B2" office:value-type="string">
            <text:p text:style-name="P17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S2" office:value-type="string">
            <text:p text:style-name="P41"/>
          </table:table-cell>
        </table:table-row>
        <table:table-row>
          <table:table-cell table:style-name="Tabla23.A6" office:value-type="string">
            <text:p text:style-name="P44">4</text:p>
          </table:table-cell>
          <table:table-cell table:style-name="Tabla23.B2" office:value-type="string">
            <text:p text:style-name="P17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39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B2" office:value-type="string">
            <text:p text:style-name="P41"/>
          </table:table-cell>
          <table:table-cell table:style-name="Tabla23.S2" office:value-type="string">
            <text:p text:style-name="P41"/>
          </table:table-cell>
        </table:table-row>
      </table:table>
      <text:p text:style-name="P10"/>
      <text:p text:style-name="P11">L<text:span text:style-name="T36">F</text:span>U</text:p>
      <table:table table:name="Tabla2" table:style-name="Tabla2">
        <table:table-column table:style-name="Tabla2.A"/>
        <table:table-column table:style-name="Tabla2.B" table:number-columns-repeated="18"/>
        <table:table-row>
          <table:table-cell table:style-name="Tabla2.A1" office:value-type="string">
            <text:p text:style-name="P34">Marco</text:p>
          </table:table-cell>
          <table:table-cell table:style-name="Tabla2.B1" office:value-type="string">
            <text:p text:style-name="P36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B1" office:value-type="string">
            <text:p text:style-name="P38"/>
          </table:table-cell>
          <table:table-cell table:style-name="Tabla2.S1" office:value-type="string">
            <text:p text:style-name="P38"/>
          </table:table-cell>
        </table:table-row>
        <table:table-row>
          <table:table-cell table:style-name="Tabla2.A6" office:value-type="string">
            <text:p text:style-name="P34">0</text:p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20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S2" office:value-type="string">
            <text:p text:style-name="P42"/>
          </table:table-cell>
        </table:table-row>
        <table:table-row>
          <table:table-cell table:style-name="Tabla2.A6" office:value-type="string">
            <text:p text:style-name="P34">1</text:p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S2" office:value-type="string">
            <text:p text:style-name="P42"/>
          </table:table-cell>
        </table:table-row>
        <table:table-row>
          <table:table-cell table:style-name="Tabla2.A6" office:value-type="string">
            <text:p text:style-name="P34">2</text:p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2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22"/>
          </table:table-cell>
          <table:table-cell table:style-name="Tabla2.S2" office:value-type="string">
            <text:p text:style-name="P42"/>
          </table:table-cell>
        </table:table-row>
        <table:table-row>
          <table:table-cell table:style-name="Tabla2.A5" office:value-type="string">
            <text:p text:style-name="P34">3</text:p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S2" office:value-type="string">
            <text:p text:style-name="P42"/>
          </table:table-cell>
        </table:table-row>
        <table:table-row>
          <table:table-cell table:style-name="Tabla2.A6" office:value-type="string">
            <text:p text:style-name="P44">4</text:p>
          </table:table-cell>
          <table:table-cell table:style-name="Tabla2.B2" office:value-type="string">
            <text:p text:style-name="P18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0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B2" office:value-type="string">
            <text:p text:style-name="P42"/>
          </table:table-cell>
          <table:table-cell table:style-name="Tabla2.S2" office:value-type="string">
            <text:p text:style-name="P42"/>
          </table:table-cell>
        </table:table-row>
      </table:table>
      <text:p text:style-name="P11"/>
      <text:p text:style-name="P10"/>
      <text:p text:style-name="P10">FIFO</text:p>
      <text:p text:style-name="P11"/>
      <table:table table:name="Tabla1" table:style-name="Tabla1">
        <table:table-column table:style-name="Tabla1.A"/>
        <table:table-column table:style-name="Tabla1.B" table:number-columns-repeated="18"/>
        <table:table-row>
          <table:table-cell table:style-name="Tabla1.A1" office:value-type="string">
            <text:p text:style-name="P34">Marco</text:p>
          </table:table-cell>
          <table:table-cell table:style-name="Tabla1.B1" office:value-type="string">
            <text:p text:style-name="P36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B1" office:value-type="string">
            <text:p text:style-name="P38"/>
          </table:table-cell>
          <table:table-cell table:style-name="Tabla1.S1" office:value-type="string">
            <text:p text:style-name="P38"/>
          </table:table-cell>
        </table:table-row>
        <table:table-row>
          <table:table-cell table:style-name="Tabla1.A6" office:value-type="string">
            <text:p text:style-name="P34">0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20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S2" office:value-type="string">
            <text:p text:style-name="P42"/>
          </table:table-cell>
        </table:table-row>
        <table:table-row>
          <table:table-cell table:style-name="Tabla1.A6" office:value-type="string">
            <text:p text:style-name="P34">1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S2" office:value-type="string">
            <text:p text:style-name="P42"/>
          </table:table-cell>
        </table:table-row>
        <table:table-row>
          <table:table-cell table:style-name="Tabla1.A6" office:value-type="string">
            <text:p text:style-name="P34">2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2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22"/>
          </table:table-cell>
          <table:table-cell table:style-name="Tabla1.S2" office:value-type="string">
            <text:p text:style-name="P42"/>
          </table:table-cell>
        </table:table-row>
        <table:table-row>
          <table:table-cell table:style-name="Tabla1.A5" office:value-type="string">
            <text:p text:style-name="P34">3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S2" office:value-type="string">
            <text:p text:style-name="P42"/>
          </table:table-cell>
        </table:table-row>
        <table:table-row>
          <table:table-cell table:style-name="Tabla1.A6" office:value-type="string">
            <text:p text:style-name="P44">4</text:p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0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B2" office:value-type="string">
            <text:p text:style-name="P42"/>
          </table:table-cell>
          <table:table-cell table:style-name="Tabla1.S2" office:value-type="string">
            <text:p text:style-name="P42"/>
          </table:table-cell>
        </table:table-row>
      </table:table>
      <text:p text:style-name="P9"><text:span text:style-name="Emphasis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726596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8</text:span><text:span text:style-name="MT3">. </text:span><text:span text:style-name="MT4">Gestión de Memoria</text:span><text:span text:style-name="MT3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1-15T06:44:04.426468468</dc:date>
    <meta:editing-duration>PT8H1M43S</meta:editing-duration>
    <meta:editing-cycles>75</meta:editing-cycles>
    <meta:generator>LibreOffice/6.0.6.2$Linux_X86_64 LibreOffice_project/00m0$Build-2</meta:generator>
    <meta:document-statistic meta:table-count="4" meta:image-count="1" meta:object-count="0" meta:page-count="2" meta:paragraph-count="50" meta:word-count="353" meta:character-count="1884" meta:non-whitespace-character-count="1577"/>
  </office:meta>
</office:document-meta>
</file>